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tyle="italic" style:text-underline-style="none" style:font-style-asian="italic" style:font-style-complex="italic"/>
    </style:style>
  </office:automatic-styles>
  <office:body>
    <office:spreadsheet>
      <table:calculation-settings table:automatic-find-labels="false"/>
      <table:table table:name="Confi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COORDINATES FOR CENTER POSITION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Zero(mot)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Zero(mot)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Zero(mot)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SCALES (INCLUDING SIGN)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Scale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Scale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MM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M)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M)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C4]+[.C5])/2"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4]*[$Config.$C11])" office:value-type="float" office:value="-16000" calcext:value-type="float">
            <text:p>-16000</text:p>
          </table:table-cell>
          <table:table-cell table:style-name="ce4" table:formula="of:=[.C10]+[$Config.$C4]" office:value-type="float" office:value="400" calcext:value-type="float">
            <text:p>400</text:p>
          </table:table-cell>
          <table:table-cell office:value-type="string" calcext:value-type="string">
            <text:p>Formula: (x*xScale)+xZero</text:p>
          </table:table-cell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5]*[$Config.$C12])" office:value-type="float" office:value="8000" calcext:value-type="float">
            <text:p>8000</text:p>
          </table:table-cell>
          <table:table-cell table:style-name="ce4" table:formula="of:=[.C11]+[$Config.$C5]" office:value-type="float" office:value="19100" calcext:value-type="float">
            <text:p>19100</text:p>
          </table:table-cell>
          <table:table-cell office:value-type="string" calcext:value-type="string">
            <text:p>Formula: (y*yScale)+yZero</text:p>
          </table:table-cell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6]*[$Config.$C13])" office:value-type="float" office:value="16000" calcext:value-type="float">
            <text:p>16000</text:p>
          </table:table-cell>
          <table:table-cell table:style-name="ce4" table:formula="of:=[.C12]+[$Config.$C6]" office:value-type="float" office:value="35700" calcext:value-type="float">
            <text:p>35700</text:p>
          </table:table-cell>
          <table:table-cell office:value-type="string" calcext:value-type="string">
            <text:p>Formula: (z*zScale)+zZero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TO CALCULATE COMPENSATION FROM CURRENT MOTOR COORDINATE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1" office:value-type="float" office:value="30400" calcext:value-type="float">
            <text:p>30400</text:p>
          </table:table-cell>
          <table:table-cell table:style-name="ce2" table:formula="of:=(([.C18]-[Config.C4])/[Config.C11])" office:value-type="float" office:value="-7" calcext:value-type="float">
            <text:p>-7</text:p>
          </table:table-cell>
          <table:table-cell office:value-type="string" calcext:value-type="string">
            <text:p>Formula: xMM = (xMot-xZero)/xScale</text:p>
          </table:table-cell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1" office:value-type="float" office:value="4100" calcext:value-type="float">
            <text:p>4100</text:p>
          </table:table-cell>
          <table:table-cell table:style-name="ce2" table:formula="of:=(([.C19]-[Config.C5])/[Config.C12])" office:value-type="float" office:value="-7" calcext:value-type="float">
            <text:p>-7</text:p>
          </table:table-cell>
          <table:table-cell office:value-type="string" calcext:value-type="string">
            <text:p>Formula: yMM = (yMot-yZero)/yScale</text:p>
          </table:table-cell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D18]+[.D19])/2" office:value-type="float" office:value="-7" calcext:value-type="float">
            <text:p>-7</text:p>
          </table:table-cell>
          <table:table-cell/>
          <table:table-cell office:value-type="string" calcext:value-type="string">
            <text:p>Formula: Z=((xMot/xScale)+(xMot/yScale))/2</text:p>
          </table:table-cell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20]*[$Config.$C13])" office:value-type="float" office:value="-14000" calcext:value-type="float">
            <text:p>-14000</text:p>
          </table:table-cell>
          <table:table-cell table:style-name="ce4" table:formula="of:=[.C21]+[$Config.$C6]" office:value-type="float" office:value="5700" calcext:value-type="float">
            <text:p>5700</text:p>
          </table:table-cell>
          <table:table-cell office:value-type="string" calcext:value-type="string">
            <text:p>Formula: (z*zScale)+zZ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09:58:11.349495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9:10:35.488448666</meta:creation-date>
    <dc:date>2017-07-01T10:02:40.643727549</dc:date>
    <meta:editing-duration>PT22M55S</meta:editing-duration>
    <meta:editing-cycles>4</meta:editing-cycles>
    <meta:generator>LibreOffice/5.2.6.2$Linux_X86_64 LibreOffice_project/20m0$Build-2</meta:generator>
    <meta:document-statistic meta:table-count="2" meta:cell-count="70" meta:object-count="0"/>
  </office:meta>
</office:document-meta>
</file>